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b5cea8" loext:opacity="100%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ody</text:span> {</text:p>
      <text:p text:style-name="P1"><text:span text:style-name="T2">--accentColor</text:span>: <text:span text:style-name="T3">#1b996e</text:span>;</text:p>
      <text:p text:style-name="P1"><text:span text:style-name="T2">--lightColor</text:span>: <text:span text:style-name="T3">#b8dfc9</text:span>;</text:p>
      <text:p text:style-name="P1"><text:span text:style-name="T2">--textColor</text:span>: <text:span text:style-name="T4">rgb</text:span>(<text:span text:style-name="T5">18</text:span>, <text:span text:style-name="T5">18</text:span>, <text:span text:style-name="T5">20</text:span>);</text:p>
      <text:p text:style-name="P1"><text:span text:style-name="T2">--backgroundColor</text:span>: <text:span text:style-name="T4">rgb</text:span>(<text:span text:style-name="T5">229</text:span>, <text:span text:style-name="T5">229</text:span>, <text:span text:style-name="T5">229</text:span>);</text:p>
      <text:p text:style-name="P1"><text:span text:style-name="T2">--foregroundColor</text:span>: <text:span text:style-name="T3">#005c4d</text:span>;</text:p>
      <text:p text:style-name="P1"><text:span text:style-name="T2">--buttonTextColor</text:span>: <text:span text:style-name="T4">rgb</text:span>(<text:span text:style-name="T5">229</text:span>, <text:span text:style-name="T5">229</text:span>, <text:span text:style-name="T5">229</text:span>);</text:p>
      <text:p text:style-name="P1">}</text:p>
      <text:p text:style-name="P1"><text:span text:style-name="T1">.dark</text:span> {</text:p>
      <text:p text:style-name="P1"><text:span text:style-name="T2">--accentColor</text:span>: <text:span text:style-name="T3">#1b996e</text:span>;</text:p>
      <text:p text:style-name="P1"><text:span text:style-name="T2">--lightColor</text:span>: <text:span text:style-name="T3">#b8dfc9</text:span>;</text:p>
      <text:p text:style-name="P1"><text:span text:style-name="T2">--textColor</text:span>: <text:span text:style-name="T3">white</text:span>;</text:p>
      <text:p text:style-name="P1"><text:span text:style-name="T2">--backgroundColor</text:span>: <text:span text:style-name="T4">rgb</text:span>(<text:span text:style-name="T5">18</text:span>, <text:span text:style-name="T5">18</text:span>, <text:span text:style-name="T5">20</text:span>);</text:p>
      <text:p text:style-name="P1"><text:span text:style-name="T2">--foregroundColor</text:span>: <text:span text:style-name="T4">rgb</text:span>(<text:span text:style-name="T5">25</text:span>, <text:span text:style-name="T5">26</text:span>, <text:span text:style-name="T5">28</text:span>);</text:p>
      <text:p text:style-name="P1"><text:span text:style-name="T2">--buttonTextColor</text:span>: <text:span text:style-name="T3">white</text:span>;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21:34:15.219646693</meta:creation-date>
    <dc:date>2022-07-06T21:34:41.900472142</dc:date>
    <meta:editing-duration>PT30S</meta:editing-duration>
    <meta:editing-cycles>1</meta:editing-cycles>
    <meta:document-statistic meta:table-count="0" meta:image-count="0" meta:object-count="0" meta:page-count="1" meta:paragraph-count="16" meta:word-count="52" meta:character-count="351" meta:non-whitespace-character-count="327"/>
    <meta:generator>LibreOffice/7.3.4.2$Linux_X86_64 LibreOffice_project/30$Build-2</meta:generator>
  </office:meta>
</office:document-meta>
</file>